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tyle:font-face style:name="Open Sans1" svg:font-family="'Open Sans',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in" table:align="left" fo:background-color="#ffffff">
        <style:background-image/>
      </style:table-properties>
    </style:style>
    <style:style style:name="Table1.A" style:family="table-column">
      <style:table-column-properties style:column-width="2.9451in"/>
    </style:style>
    <style:style style:name="Table1.B" style:family="table-column">
      <style:table-column-properties style:column-width="5.0549in"/>
    </style:style>
    <style:style style:name="Table1.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1.A2" style:family="table-cell">
      <style:table-cell-properties style:vertical-align="middle" fo:background-color="#ffffff" fo:padding="0.0833in" fo:border="0.05pt solid #dbe2e8">
        <style:background-image/>
      </style:table-cell-properties>
    </style:style>
    <style:style style:name="Table2" style:family="table">
      <style:table-properties style:width="8in" table:align="left" fo:background-color="#ffffff">
        <style:background-image/>
      </style:table-properties>
    </style:style>
    <style:style style:name="Table2.A" style:family="table-column">
      <style:table-column-properties style:column-width="3.8465in"/>
    </style:style>
    <style:style style:name="Table2.B" style:family="table-column">
      <style:table-column-properties style:column-width="4.1535in"/>
    </style:style>
    <style:style style:name="Table2.A1" style:family="table-cell">
      <style:table-cell-properties style:vertical-align="middle" fo:background-color="#ffffff" fo:padding-left="0in" fo:padding-right="0.0833in" fo:padding-top="0in" fo:padding-bottom="0.0833in" fo:border-left="none" fo:border-right="0.05pt solid #dbe2e8" fo:border-top="none" fo:border-bottom="0.05pt solid #dbe2e8">
        <style:background-image/>
      </style:table-cell-properties>
    </style:style>
    <style:style style:name="Table2.A2" style:family="table-cell">
      <style:table-cell-properties style:vertical-align="middle" fo:background-color="#ffffff" fo:padding="0.0833in" fo:border="0.05pt solid #dbe2e8">
        <style:background-image/>
      </style:table-cell-properties>
    </style:style>
    <style:style style:name="P1"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307699" style:font-name="Open Sans1" fo:font-size="16.5pt" fo:letter-spacing="normal" fo:font-style="normal" fo:font-weight="normal" style:font-weight-asian="normal" style:font-weight-complex="normal"/>
    </style:style>
    <style:style style:name="P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e3d49" style:font-name="Open Sans" fo:font-size="15pt" fo:letter-spacing="normal" fo:font-style="normal" fo:font-weight="bold"/>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e3d49" style:font-name="Open Sans" fo:font-size="15pt" fo:letter-spacing="normal" fo:font-style="normal" fo:font-weight="normal" style:font-weight-asian="normal" style:font-weight-complex="normal"/>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e3d49" style:font-name="Open Sans" fo:font-size="12pt" fo:letter-spacing="normal" fo:font-style="normal" fo:font-weight="bold" style:font-weight-asian="normal" style:font-weight-complex="normal"/>
    </style:style>
    <style:style style:name="P5"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style:style>
    <style:style style:name="P6" style:family="paragraph" style:parent-style-name="Table_20_Contents">
      <style:paragraph-properties fo:margin-left="0in" fo:margin-right="0in" fo:margin-top="0in" fo:margin-bottom="0.1563in" loext:contextual-spacing="false" fo:line-height="160%" fo:text-indent="0in" style:auto-text-indent="false" fo:padding="0in" fo:border="none"/>
    </style:style>
    <style:style style:name="P7" style:family="paragraph" style:parent-style-name="Table_20_Contents" style:list-style-name="L1">
      <style:paragraph-properties fo:margin-top="0in" fo:margin-bottom="0.1146in" loext:contextual-spacing="false" fo:line-height="160%" fo:padding="0in" fo:border="none"/>
      <style:text-properties fo:color="#525c65" style:font-name="Open Sans" fo:font-size="10.5pt"/>
    </style:style>
    <style:style style:name="P8"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loext:padding="0in" loext:border="none"/>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e3d49" style:font-name="Open Sans" fo:font-size="12pt" fo:letter-spacing="normal" fo:font-style="normal" fo:font-weight="bold" style:font-weight-asian="normal" style:font-weight-complex="normal"/>
    </style:style>
    <style:style style:name="P10" style:family="paragraph" style:parent-style-name="Text_20_body">
      <style:paragraph-properties fo:margin-left="0in" fo:margin-right="0in" fo:margin-top="0in" fo:margin-bottom="0.1563in" loext:contextual-spacing="false" fo:line-height="160%" fo:orphans="2" fo:widows="2" fo:text-indent="0in" style:auto-text-indent="false" fo:padding="0in" fo:border="none"/>
      <style:text-properties fo:font-variant="normal" fo:text-transform="none" fo:color="#525c65" style:font-name="Open Sans" fo:font-size="10.5pt" fo:letter-spacing="normal" fo:font-style="normal" fo:font-weight="normal" loext:padding="0.0193in" loext:border="0.06pt solid #dbe2e8"/>
    </style:style>
    <style:style style:name="P11" style:family="paragraph" style:parent-style-name="Text_20_body" style:list-style-name="L2">
      <style:paragraph-properties fo:margin-top="0in" fo:margin-bottom="0.1146in" loext:contextual-spacing="false" fo:line-height="160%" fo:orphans="2" fo:widows="2"/>
      <style:text-properties fo:font-variant="normal" fo:text-transform="none" fo:color="#525c65" style:font-name="Open Sans" fo:font-size="10.5pt" fo:letter-spacing="normal" fo:font-style="normal" fo:font-weight="normal" loext:padding="0.0193in" loext:border="0.06pt solid #dbe2e8"/>
    </style:style>
    <style:style style:name="T1" style:family="text">
      <style:text-properties fo:color="#525c65" style:font-name="Open Sans" fo:font-size="10.5pt"/>
    </style:style>
    <style:style style:name="T2" style:family="text">
      <style:text-properties fo:color="#303030" style:font-name="Menlo" fo:font-size="9pt" fo:background-color="#f3f3f3" loext:char-shading-value="0" loext:padding-left="0.0417in" loext:padding-right="0.0417in" loext:padding-top="0.0209in" loext:padding-bottom="0.0209in" loext:border="0.06pt solid #dcdcdc"/>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imal Trading Cards</text:p>
      <text:p text:style-name="P3"/>
      <text:p text:style-name="P4">Design</text:p>
      <text:p text:style-name="P4"/>
      <table:table table:name="Table1" table:style-name="Table1">
        <table:table-column table:style-name="Table1.A"/>
        <table:table-column table:style-name="Table1.B"/>
        <table:table-header-rows>
          <table:table-row table:style-name="TableLine94165678863376">
            <table:table-cell table:style-name="Table1.A1" office:value-type="string">
              <text:p text:style-name="P8">CRITERIA</text:p>
            </table:table-cell>
            <table:table-cell table:style-name="Table1.A1" office:value-type="string">
              <text:p text:style-name="P8">MEETS SPECIFICATIONS</text:p>
            </table:table-cell>
          </table:table-row>
        </table:table-header-rows>
        <table:table-row table:style-name="TableLine94165678863376">
          <table:table-cell table:style-name="Table1.A2" office:value-type="string">
            <text:p text:style-name="P5">Use CSS to replicate a given design prototype.</text:p>
          </table:table-cell>
          <table:table-cell table:style-name="Table1.A2" office:value-type="string">
            <text:p text:style-name="P5">Page resembles card from design prototype.</text:p>
            <text:list xml:id="list132979215" text:style-name="L1">
              <text:list-item>
                <text:p text:style-name="P7">The text is italicized for the animal’s interesting fact.</text:p>
              </text:list-item>
              <text:list-item>
                <text:p text:style-name="P7">The labels are bolded for the animal’s list items.</text:p>
              </text:list-item>
              <text:list-item>
                <text:p text:style-name="P7">The dots are removed from the animal's list items.</text:p>
              </text:list-item>
              <text:list-item>
                <text:p text:style-name="P7">Uses border around animal’s name, image, and information (interesting fact, list items, and description).</text:p>
              </text:list-item>
              <text:list-item>
                <text:p text:style-name="P7">Uses border around animal’s information.</text:p>
              </text:list-item>
              <text:list-item>
                <text:p text:style-name="P7">Uses spacing between animal’s name, image, and information.</text:p>
              </text:list-item>
              <text:list-item>
                <text:p text:style-name="P7">Card width should be fixed and include the spacing around the image (Since image is 300px wide, card should be 300px + spacing on either side. Card should not expand with the browser window).</text:p>
              </text:list-item>
            </text:list>
            <text:p text:style-name="P5">Feel free to customize your information and styles so long as you follow the above rules. For inspiration, you can try playing around with background colors or border radius!</text:p>
          </table:table-cell>
        </table:table-row>
        <table:table-row table:style-name="TableLine94165678863376">
          <table:table-cell table:style-name="Table1.A2" office:value-type="string">
            <text:p text:style-name="P5">Customize web page content (such as images and text) while working within the constraints of a given design.</text:p>
          </table:table-cell>
          <table:table-cell table:style-name="Table1.A2" office:value-type="string">
            <text:p text:style-name="P5">The placeholder image and information is replaced with favorite animal image and information.</text:p>
            <text:p text:style-name="P5">The image is 300px wide or the image's width is set to 300px.</text:p>
            <text:p text:style-name="P6"><text:span text:style-name="T1">The image’s </text:span><text:span text:style-name="Source_20_Text"><text:span text:style-name="T2">alt</text:span></text:span><text:span text:style-name="T1"> is relevant to the animal used.</text:span></text:p>
          </table:table-cell>
        </table:table-row>
      </table:table>
      <text:p text:style-name="P4"/>
      <text:p text:style-name="P4"/>
      <text:p text:style-name="P9"/>
      <text:p text:style-name="P9"/>
      <text:p text:style-name="P9"/>
      <text:p text:style-name="P9"/>
      <text:p text:style-name="P9"/>
      <text:p text:style-name="P9"><text:soft-page-break/>Code Quality</text:p>
      <table:table table:name="Table2" table:style-name="Table2">
        <table:table-column table:style-name="Table2.A"/>
        <table:table-column table:style-name="Table2.B"/>
        <table:table-header-rows>
          <table:table-row table:style-name="TableLine94165604460768">
            <table:table-cell table:style-name="Table2.A1" office:value-type="string">
              <text:p text:style-name="P8">CRITERIA</text:p>
            </table:table-cell>
            <table:table-cell table:style-name="Table2.A1" office:value-type="string">
              <text:p text:style-name="P8">MEETS SPECIFICATIONS</text:p>
            </table:table-cell>
          </table:table-row>
        </table:table-header-rows>
        <table:table-row table:style-name="TableLine94165604460768">
          <table:table-cell table:style-name="Table2.A2" office:value-type="string">
            <text:p text:style-name="P5">Use CSS classes to apply styles to HTML elements.</text:p>
          </table:table-cell>
          <table:table-cell table:style-name="Table2.A2" office:value-type="string">
            <text:p text:style-name="P6"><text:span text:style-name="T1">The </text:span><text:span text:style-name="Source_20_Text"><text:span text:style-name="T2">HTML</text:span></text:span><text:span text:style-name="T1"> includes classes that are used for styling.</text:span></text:p>
            <text:p text:style-name="P5">Classes are given meaningful names.</text:p>
          </table:table-cell>
        </table:table-row>
        <table:table-row table:style-name="TableLine94165604460768">
          <table:table-cell table:style-name="Table2.A2" office:value-type="string">
            <text:p text:style-name="P5">Fully separate the CSS-defined styles of a web page from that page's HTML-defined structure.</text:p>
          </table:table-cell>
          <table:table-cell table:style-name="Table2.A2" office:value-type="string">
            <text:p text:style-name="P6"><text:span text:style-name="T1">The page fully separates the </text:span><text:span text:style-name="Source_20_Text"><text:span text:style-name="T2">HTML</text:span></text:span><text:span text:style-name="T1"> from the </text:span><text:span text:style-name="Source_20_Text"><text:span text:style-name="T2">CSS</text:span></text:span><text:span text:style-name="T1"> by linking to a stylesheet.</text:span></text:p>
            <text:p text:style-name="P6"><text:span text:style-name="T1">The </text:span><text:span text:style-name="Source_20_Text"><text:span text:style-name="T2">HTML</text:span></text:span><text:span text:style-name="T1"> code does not include </text:span><text:span text:style-name="Source_20_Text"><text:span text:style-name="T2">&lt;style&gt;</text:span></text:span><text:span text:style-name="T1"> elements or </text:span><text:span text:style-name="Source_20_Text"><text:span text:style-name="T2">style</text:span></text:span><text:span text:style-name="T1"> attributes in the body.</text:span></text:p>
          </table:table-cell>
        </table:table-row>
        <table:table-row table:style-name="TableLine94165604460768">
          <table:table-cell table:style-name="Table2.A2" office:value-type="string">
            <text:p text:style-name="P5">Apply basic formatting and indentation to HTML and CSS code for readability.</text:p>
          </table:table-cell>
          <table:table-cell table:style-name="Table2.A2" office:value-type="string">
            <text:p text:style-name="P5">Code is ready for review, meaning new lines and indentation are used for easy readability.</text:p>
          </table:table-cell>
        </table:table-row>
      </table:table>
      <text:p text:style-name="P4"/>
      <text:p text:style-name="P4"/>
      <text:h text:style-name="P1" text:outline-level="2"><text:bookmark text:name="stand-out-headline"/>Suggestions to Make Your Project Stand Out!</text:h>
      <text:section text:style-name="Sect1" text:name="stand-out-text">
        <text:p text:style-name="P10">To take your submission to the next level, you can add additional customizations to your card. As long as you include all of the above, you're welcome (and encouraged) to play with the styles and adjust the design.</text:p>
        <text:p text:style-name="P10">For inspiration, here are some ideas:</text:p>
        <text:list xml:id="list375238829" text:style-name="L2">
          <text:list-item>
            <text:p text:style-name="P11">Change the background colors or border-radius.</text:p>
          </text:list-item>
          <text:list-item>
            <text:p text:style-name="P11">Add a box shadow on the entire card.</text:p>
          </text:list-item>
        </text:list>
        <text:p text:style-name="P10">If you really want to challenge yourself, you could try creating multiple cards that are all displayed on the same page—and you could even use flexbox to adjust how they get displayed when the page is resized.</text:p>
      </text:section>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tyle:font-face style:name="Open Sans1" svg:font-family="'Open Sans',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9-14T17:37:46.197334732</meta:creation-date>
    <dc:date>2021-09-14T17:40:08.111562998</dc:date>
    <meta:editing-duration>PT2M22S</meta:editing-duration>
    <meta:editing-cycles>2</meta:editing-cycles>
    <meta:generator>LibreOffice/6.4.7.2$Linux_X86_64 LibreOffice_project/40$Build-2</meta:generator>
    <meta:document-statistic meta:table-count="2" meta:image-count="0" meta:object-count="0" meta:page-count="2" meta:paragraph-count="35" meta:word-count="400" meta:character-count="2359" meta:non-whitespace-character-count="2004"/>
  </office:meta>
</office:document-meta>
</file>